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9.75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style:font-name="arial"/>
    </style:style>
    <style:style style:name="T2" style:family="text">
      <style:text-properties style:font-name="arial" fo:font-size="9.75pt"/>
    </style:style>
    <style:style style:name="T3" style:family="text">
      <style:text-properties style:font-name="arial"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3">POSSIBILITY THINKING:</text:span></text:p>
      <text:p text:style-name="P5"><text:span text:style-name="T1">EXPLORATIONS IN LOGIC AND THOUGHT (SECOND EDITION)</text:span></text:p>
      <text:p text:style-name="P3"/>
      <text:p text:style-name="P3"/>
      <text:p text:style-name="P3"/>
      <text:p text:style-name="P2">JUSTIN M. COS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ougherty</meta:initial-creator>
    <meta:creation-date>2013-08-26T19:00:27</meta:creation-date>
    <dc:date>2013-08-26T19:10:31</dc:date>
    <dc:creator>Andrew Dougherty</dc:creator>
    <meta:editing-duration>PT3M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" meta:word-count="12" meta:character-count="87" meta:non-whitespace-character-count="78"/>
  </office:meta>
</office:document-meta>
</file>